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d3df0" officeooo:paragraph-rsid="000d3df0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3df0" officeooo:paragraph-rsid="000d3df0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5" style:family="text">
      <style:text-properties fo:font-weight="normal"/>
    </style:style>
    <style:style style:name="T6" style:family="text">
      <style:text-properties fo:font-weight="normal" officeooo:rsid="000d3df0"/>
    </style:style>
    <style:style style:name="T7" style:family="text">
      <style:text-properties officeooo:rsid="000d3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a6443890-043b-b26e-7a11-896b8e382b23"/>Gestion de budget.</text:p>
      <text:p text:style-name="Text_20_body"/>
      <text:p text:style-name="P2">une entreprise est une organisation/entité ayant pour finalité de produire des biens et/ou service destiné à satisfaire des besoins.</text:p>
      <text:p text:style-name="Text_20_body"/>
      <text:p text:style-name="P2">On distingue deux types d’entreprises:</text:p>
      <text:p text:style-name="Text_20_body"/>
      <text:p text:style-name="P4"><text:span text:style-name="T1">-entreprise commercial: Achète et revend </text:span><text:span text:style-name="T3">en l’état</text:span><text:span text:style-name="T2"> </text:span><text:span text:style-name="T1">des biens appeller marchandises.</text:span></text:p>
      <text:p text:style-name="P4"><text:span text:style-name="T1">-entreprise industriel: Achète</text:span><text:span text:style-name="T4"> </text:span><text:span text:style-name="T3">des matières premières</text:span><text:span text:style-name="T2"> </text:span><text:span text:style-name="T1">qu'elle transforme en </text:span><text:span text:style-name="T3">produit fini ou semi fini</text:span><text:span text:style-name="T2"> </text:span><text:span text:style-name="T1">qu'elle revend.</text:span></text:p>
      <text:p text:style-name="P2">Les entreprises prestataires de services sont <text:span text:style-name="T7">assimiler</text:span> sont <text:span text:style-name="T7">assimiler</text:span> au entreprises industrielles.</text:p>
      <text:p text:style-name="P2">L’entreprise est un c<text:span text:style-name="T7">entre d’échanges de flux réels et de flux financiers.</text:span></text:p>
      <text:p text:style-name="P2"/>
      <text:p text:style-name="P2"/>
      <text:p text:style-name="P3">Amont<text:tab/><text:tab/><text:tab/><text:tab/><text:tab/><text:tab/><text:tab/><text:tab/><text:tab/>aval</text:p>
      <text:p text:style-name="P3">============</text:p>
      <text:p text:style-name="P3">fournisseurs<text:tab/> <text:s/>|<text:tab/><text:tab/><text:tab/></text:p>
      <text:p text:style-name="P3">biens<text:tab/><text:tab/> <text:s/>|=============&gt;</text:p>
      <text:p text:style-name="P3">============|<text:tab/><text:tab/><text:tab/>==========</text:p>
      <text:p text:style-name="P3">fournisseurs <text:tab/> <text:s/>|=============&gt;<text:tab/>| entreprises |<text:tab/><text:tab/><text:tab/><text:tab/>clients</text:p>
      <text:p text:style-name="P3">services<text:tab/> <text:s/>|<text:tab/><text:tab/><text:tab/>==========</text:p>
      <text:p text:style-name="P3">============|</text:p>
      <text:p text:style-name="P3">personnel<text:tab/> <text:s/>|=============&gt;</text:p>
      <text:p text:style-name="P3">============|</text:p>
      <text:p text:style-name="P3">associés<text:tab/> <text:s/>|=============&gt;</text:p>
      <text:p text:style-name="P3">============|</text:p>
      <text:p text:style-name="P3">préteurs<text:tab/> <text:s/>|=============&gt;</text:p>
      <text:p text:style-name="P3">============|</text:p>
      <text:p text:style-name="P3">etat<text:tab/><text:tab/> <text:s text:c="2"/>|=============&gt;</text:p>
      <text:p text:style-name="Text_20_body"><text:span text:style-name="T6">============|</text:span><text:span text:style-name="T5"><text:line-break/></text:span></text:p>
      <text:p text:style-name="P1"><text:span text:style-name="T5">La compatibilité général est un système d’enregistrement est d’information de ces différents flux entrants et sortant de l’entreprise. Elle a pour objectif de drésser les documents de synthèse :</text:span></text:p>
      <text:p text:style-name="P1"><text:span text:style-name="T5">-Bilan:Document représentant le patrimoine de l’entreprise et les biens de l’entreprise.</text:span></text:p>
      <text:p text:style-name="P1"><text:span text:style-name="T5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08:01.027141812</meta:creation-date>
    <dc:date>2018-01-17T16:43:59.327231610</dc:date>
    <meta:editing-duration>PT2H25M48S</meta:editing-duration>
    <meta:editing-cycles>1</meta:editing-cycles>
    <meta:document-statistic meta:table-count="0" meta:image-count="0" meta:object-count="0" meta:page-count="1" meta:paragraph-count="26" meta:word-count="150" meta:character-count="1196" meta:non-whitespace-character-count="1033"/>
    <meta:generator>LibreOffice/5.1.6.2$Linux_X86_64 LibreOffice_project/10m0$Build-2</meta:generator>
  </office:meta>
</office:document-meta>
</file>